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style:font-name="Arial1" fo:font-size="11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style:font-name="Arial1" fo:font-size="11pt" fo:letter-spacing="normal" fo:font-style="normal" fo:font-weight="bold"/>
    </style:style>
    <style:style style:name="P4" style:family="paragraph" style:parent-style-name="Heading_20_1">
      <style:text-properties fo:font-variant="normal" fo:text-transform="none" fo:color="#000000" style:font-name="Trebuchet MS" fo:font-size="16pt" fo:letter-spacing="normal" fo:font-style="normal"/>
    </style:style>
    <style:style style:name="T1" style:family="text">
      <style:text-properties fo:font-weight="bold"/>
    </style:style>
    <style:style style:name="T2" style:family="text">
      <style:text-properties fo:font-weight="bold" officeooo:rsid="0001493d"/>
    </style:style>
    <style:style style:name="T3" style:family="text">
      <style:text-properties style:font-weight-asian="normal" style:font-weight-complex="normal"/>
    </style:style>
    <style:style style:name="T4" style:family="text">
      <style:text-properties officeooo:rsid="0001493d" style:font-weight-asian="normal" style:font-weight-complex="normal"/>
    </style:style>
    <style:style style:name="T5" style:family="text">
      <style:text-properties officeooo:rsid="0002b43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olicitação de Mudança</text:h>
      <text:p text:style-name="P2"><text:span text:style-name="T1">Nome do Sistema: </text:span>Sistema de Vendas e Reserva de Ingresso</text:p>
      <text:p text:style-name="P2"><text:span text:style-name="T1">Data: </text:span><text:span text:style-name="T4">04</text:span>/05/2015</text:p>
      <text:p text:style-name="P2"/>
      <text:p text:style-name="P2"><text:span text:style-name="T1">Solicitante: </text:span>Daniel de Oliveira Vasconcelos</text:p>
      <text:p text:style-name="P2"/>
      <text:p text:style-name="P3">Descrição detalhada:</text:p>
      <text:p text:style-name="P2">1 – É necessário alterar todos os documentos que possuem um cronograma relacionado às sprints. Para isso é necessário verificar todos os documentos referentes ao planejamento do projeto como plano de projeto, plano de gerência de configuração, entre outros. Os seguintes documentos e suas respectivas seções devem ser alterados.</text:p>
      <text:p text:style-name="P2"/>
      <text:p text:style-name="P2">Plano de projeto – Seção 4 (Cronograma do Projeto), Seção 3 (Acrescentar os casos de uso escolhidos com o Product Owner para o terceiro Sprint)</text:p>
      <text:p text:style-name="P2">Plano de Garantia de Qualidade – Seção 5</text:p>
      <text:p text:style-name="P2">Plano de Manutenção – Seção de Marcos de Transição</text:p>
      <text:p text:style-name="P2"/>
      <text:p text:style-name="P2"><text:span text:style-name="T1">Justificativa: </text:span><text:span text:style-name="T3">Um dos interessados pelo projeto requisitou que fosse acrescentado mais uma sprint neste projeto (utilizando Scrum e MPS.BR). </text:span></text:p>
      <text:p text:style-name="P3"/>
      <text:p text:style-name="P2"><text:span text:style-name="T1">Anexos: </text:span><text:span text:style-name="T3">A ata referente à reunião com o interessado do projeto em que foi discutido a possibilidade de adicionar uma terceira sprint no projeto. </text:span><text:span text:style-name="T5">A ata pode ser encontrada </text:span><text:a xlink:type="simple" xlink:href="#https://github.com/daniel-oliveiravas/SVRI/blob/a116717decde068a9bab2c9e327ace8882a4ff1a/1-Ger%C3%AAncia/1.01-Cronograma%20e%20Atas%20de%20Reuni%C3%A3o/Ata%20de%20reuni%C3%A3o%20-%20Sprint%202%20-%20Adi%C3%A7%C3%A3o%20de%20um%20novo%20sprint%20no%20projeto%20-%2001.06.2015.odt"><text:span text:style-name="T5">aqui</text:span></text:a><text:span text:style-name="T3">.</text:span>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de Oliveira Vasconcelos</meta:initial-creator>
    <meta:creation-date>2015-05-24T15:15:29.76</meta:creation-date>
    <dc:date>2015-06-06T15:08:44.69</dc:date>
    <meta:editing-duration>PT5H50M17S</meta:editing-duration>
    <meta:editing-cycles>12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12" meta:word-count="158" meta:character-count="1036" meta:non-whitespace-character-count="883"/>
  </office:meta>
</office:document-meta>
</file>